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apport de stage</text:title></text:p>
      <text:p text:style-name="OrgTitle"/>
      <text:p text:style-name="OrgSubtitle"><text:initial-creator>Lilian Derain</text:initial-creator></text:p>
      <text:p text:style-name="OrgSubtitle"/>
      <text:h text:style-name="Heading_20_1" text:outline-level="1" text:is-list-header="false">
<text:bookmark-start text:name="OrgXref.orgaa75b7a"/>
<text:bookmark text:name="orgaa75b7a"/>Remerciement
<text:bookmark-end text:name="OrgXref.orgaa75b7a"/></text:h>
      <text:h text:style-name="Heading_20_1" text:outline-level="1" text:is-list-header="false">
<text:bookmark-start text:name="OrgXref.orgb12b71f"/>
<text:bookmark text:name="orgb12b71f"/>Résumé/Abstract
<text:bookmark-end text:name="OrgXref.orgb12b71f"/></text:h>
      <text:h text:style-name="Heading_20_1" text:outline-level="1" text:is-list-header="false">
<text:bookmark-start text:name="OrgXref.org5894f93"/>
<text:bookmark text:name="org5894f93"/>Contexte
<text:bookmark-end text:name="OrgXref.org5894f93"/></text:h>
      <text:h text:style-name="Heading_20_2" text:outline-level="2" text:is-list-header="false">
<text:bookmark-start text:name="OrgXref.org6e128fe"/>
<text:bookmark text:name="org6e128fe"/>Verimag
<text:bookmark-end text:name="OrgXref.org6e128fe"/></text:h>
      <text:h text:style-name="Heading_20_2" text:outline-level="2" text:is-list-header="false">
<text:bookmark-start text:name="OrgXref.orga28fe10"/>
<text:bookmark text:name="orga28fe10"/>Organisation de travail
<text:bookmark-end text:name="OrgXref.orga28fe10"/></text:h>
      <text:h text:style-name="Heading_20_1" text:outline-level="1" text:is-list-header="false">
<text:bookmark-start text:name="OrgXref.org9774c72"/>
<text:bookmark text:name="org9774c72"/>Algorithme distribué auto-stable
<text:bookmark-end text:name="OrgXref.org9774c72"/></text:h>
      <text:h text:style-name="Heading_20_2" text:outline-level="2" text:is-list-header="false">
<text:bookmark-start text:name="OrgXref.orgd7cb2ea"/>
<text:bookmark text:name="orgd7cb2ea"/>Définition Algorithme distribué auto-stable (s’aider du livre )
<text:bookmark-end text:name="OrgXref.orgd7cb2ea"/></text:h>
      <text:list text:style-name="OrgBulletedList" text:continue-numbering="false">
        <text:list-item>
          <text:p text:style-name="Text_20_body">Définitions
</text:p>
        </text:list-item>
        <text:list-item>
          <text:p text:style-name="Text_20_body">Avantages
</text:p>
        </text:list-item>
        <text:list-item>
          <text:p text:style-name="Text_20_body">Steps et exécutions
</text:p>
        </text:list-item>
        <text:list-item>
          <text:p text:style-name="Text_20_body">Démons
</text:p>
        </text:list-item>
        <text:list-item>
          <text:p text:style-name="Text_20_body">Auto-stabilisation
</text:p>
        </text:list-item>
        <text:list-item>
          <text:p text:style-name="Text_20_body">Complexité temporelle/spatiale (optionnel)
</text:p>
        </text:list-item>
      </text:list>
      <text:h text:style-name="Heading_20_2" text:outline-level="2" text:is-list-header="false">
<text:bookmark-start text:name="OrgXref.orgd6a41a7"/>
<text:bookmark text:name="orgd6a41a7"/>Example 1 : Coloring
<text:bookmark-end text:name="OrgXref.orgd6a41a7"/></text:h>
      <text:list text:style-name="OrgBulletedList" text:continue-numbering="false">
        <text:list-item>
          <text:p text:style-name="Text_20_body">Algorithme
</text:p>
        </text:list-item>
        <text:list-item>
          <text:p text:style-name="Text_20_body">Preuve
</text:p>
        </text:list-item>
      </text:list>
      <text:h text:style-name="Heading_20_2" text:outline-level="2" text:is-list-header="false">
<text:bookmark-start text:name="OrgXref.org590863a"/>
<text:bookmark text:name="org590863a"/>Example 2 : Token Ring Dijkstra
<text:bookmark-end text:name="OrgXref.org590863a"/></text:h>
      <text:list text:style-name="OrgBulletedList" text:continue-numbering="false">
        <text:list-item>
          <text:p text:style-name="Text_20_body">Algorithme
</text:p>
        </text:list-item>
        <text:list-item>
          <text:p text:style-name="Text_20_body">Explication rapide Ocaml
</text:p>
        </text:list-item>
        <text:list-item>
          <text:p text:style-name="Text_20_body">Explication rapide Lustre
</text:p>
        </text:list-item>
        <text:list-item>
          <text:p text:style-name="Text_20_body">Explication Sasa et Salut
</text:p>
        </text:list-item>
        <text:list-item>
          <text:p text:style-name="Text_20_body">Vérification formelle sur Lustre/Salut mais pas Ocaml/Sasa
</text:p>
        </text:list-item>
      </text:list>
      <text:h text:style-name="Heading_20_1" text:outline-level="1" text:is-list-header="false">
<text:bookmark-start text:name="OrgXref.orgb158b1a"/>
<text:bookmark text:name="orgb158b1a"/>Explication des outils
<text:bookmark-end text:name="OrgXref.orgb158b1a"/></text:h>
      <text:h text:style-name="Heading_20_2" text:outline-level="2" text:is-list-header="false">
<text:bookmark-start text:name="OrgXref.orga9e4739"/>
<text:bookmark text:name="orga9e4739"/>Logique de Hoare
<text:bookmark-end text:name="OrgXref.orga9e4739"/></text:h>
      <text:h text:style-name="Heading_20_2" text:outline-level="2" text:is-list-header="false">
<text:bookmark-start text:name="OrgXref.org7cfd6fc"/>
<text:bookmark text:name="org7cfd6fc"/>SMT solver
<text:bookmark-end text:name="OrgXref.org7cfd6fc"/></text:h>
      <text:h text:style-name="Heading_20_2" text:outline-level="2" text:is-list-header="false">
<text:bookmark-start text:name="OrgXref.orgeaa45eb"/>
<text:bookmark text:name="orgeaa45eb"/>Explication Why3
<text:bookmark-end text:name="OrgXref.orgeaa45eb"/></text:h>
      <text:list text:style-name="OrgBulletedList" text:continue-numbering="false">
        <text:list-item>
          <text:p text:style-name="Text_20_body">Fonctionnement
</text:p>
        </text:list-item>
        <text:list-item>
          <text:p text:style-name="Text_20_body">IDE
</text:p>
        </text:list-item>
        <text:list-item>
          <text:p text:style-name="Text_20_body">Logique de preuve / informations utiles
</text:p>
        </text:list-item>
      </text:list>
      <text:h text:style-name="Heading_20_1" text:outline-level="1" text:is-list-header="false">
<text:bookmark-start text:name="OrgXref.orgc4a45d2"/>
<text:bookmark text:name="orgc4a45d2"/>Why3doTheWayOfHarmoniousDistributedSystemProofs
<text:bookmark-end text:name="OrgXref.orgc4a45d2"/></text:h>
      <text:h text:style-name="Heading_20_2" text:outline-level="2" text:is-list-header="false">
<text:bookmark-start text:name="OrgXref.org979b2a0"/>
<text:bookmark text:name="org979b2a0"/>Explication du modèle : modelReadallEnable
<text:bookmark-end text:name="OrgXref.org979b2a0"/></text:h>
      <text:h text:style-name="Heading_20_2" text:outline-level="2" text:is-list-header="false">
<text:bookmark-start text:name="OrgXref.org5708697"/>
<text:bookmark text:name="org5708697"/>Explication de selfstab-ring
<text:bookmark-end text:name="OrgXref.org5708697"/></text:h>
      <text:list text:style-name="OrgBulletedList" text:continue-numbering="false">
        <text:list-item>
          <text:p text:style-name="Text_20_body">Closure
</text:p>
        </text:list-item>
        <text:list-item>
          <text:p text:style-name="Text_20_body">Terminaison
</text:p>
        </text:list-item>
        <text:list-item>
          <text:p text:style-name="Text_20_body">Avantages et Limitations (Comparaison avec Sasa)
</text:p>
          <text:list text:style-name="OrgBulletedList" text:continue-numbering="true">
            <text:list-item>
              <text:p text:style-name="Text_20_body">Lien direct avec Ocaml
</text:p>
            </text:list-item>
            <text:list-item>
              <text:p text:style-name="Text_20_body">Seulement le démon central
</text:p>
            </text:list-item>
            <text:list-item>
              <text:p text:style-name="Text_20_body">Etat initial fixé
</text:p>
            </text:list-item>
            <text:list-item>
              <text:p text:style-name="Text_20_body">Topologie fixée
</text:p>
            </text:list-item>
            <text:list-item>
              <text:p text:style-name="Text_20_body">Accès à tous les états et pas uniquement les voisins
</text:p>
            </text:list-item>
          </text:list>
        </text:list-item>
      </text:list>
      <text:h text:style-name="Heading_20_1" text:outline-level="1" text:is-list-header="false">
<text:bookmark-start text:name="OrgXref.org17a746d"/>
<text:bookmark text:name="org17a746d"/>Implémentation et preuve de l’algorithme de coloring basé sur le modèle de l'artefact
<text:bookmark-end text:name="OrgXref.org17a746d"/></text:h>
      <text:h text:style-name="Heading_20_2" text:outline-level="2" text:is-list-header="false">
<text:bookmark-start text:name="OrgXref.orgaf188f6"/>
<text:bookmark text:name="orgaf188f6"/>Essai d'utilisation de org mode
<text:bookmark-end text:name="OrgXref.orgaf188f6"/></text:h>
      <text:p text:style-name="OrgFixedWidthBlock">(* On va prouver la closure et la terminaison de l'algo de coloration dans une topologie en anneau *)</text:p>
      <text:p text:style-name="OrgFixedWidthBlock">module Coloring_Ring</text:p>
      <text:p text:style-name="OrgFixedWidthBlock"> <text:s text:c="1"/>use list.List</text:p>
      <text:p text:style-name="OrgFixedWidthBlock"> <text:s text:c="1"/>use int.Int</text:p>
      <text:p text:style-name="OrgFixedWidthBlock"> <text:s text:c="1"/>use int.EuclideanDivision</text:p>
      <text:p text:style-name="OrgFixedWidthBlock"> <text:s text:c="1"/>use map.Map</text:p>
      <text:p text:style-name="OrgFixedWidthBlock"> <text:s text:c="1"/>use list.Mem</text:p>
      <text:p text:style-name="OrgFixedWidthBlock"> <text:s text:c="1"/>use list.Length</text:p>
      <text:p text:style-name="OrgFixedWidthBlock"> <text:s text:c="1"/>use ref.Ref</text:p>
      <text:p text:style-name="OrgFixedWidthBlock"> <text:s text:c="1"/>use set.SetAppInt</text:p>
      <text:p text:style-name="OrgFixedWidthBlock"/>
      <text:p text:style-name="OrgFixedWidthBlock"> <text:s text:c="1"/>(* PARTIE 1: CLOSURE *)</text:p>
      <text:p text:style-name="OrgFixedWidthBlock"/>
      <text:p text:style-name="OrgFixedWidthBlock"> <text:s text:c="1"/>(* number of processes *)</text:p>
      <text:p text:style-name="OrgFixedWidthBlock"> <text:s text:c="1"/>val constant n_nodes : int</text:p>
      <text:p text:style-name="OrgFixedWidthBlock"/>
      <text:p text:style-name="OrgFixedWidthBlock"> <text:s text:c="1"/>axiom at_least_two : 2 &lt; n_nodes</text:p>
      <text:p text:style-name="OrgFixedWidthBlock"/>
      <text:p text:style-name="OrgFixedWidthBlock"> <text:s text:c="1"/>(* Nombre de couleurs *)</text:p>
      <text:p text:style-name="OrgFixedWidthBlock"> <text:s text:c="1"/>val constant k_color : int</text:p>
      <text:p text:style-name="OrgFixedWidthBlock"/>
      <text:p text:style-name="OrgFixedWidthBlock"> <text:s text:c="1"/>(* On suppose qu'il y a plus de couleurs que de noeuds (une couleur par noeud) *)</text:p>
      <text:p text:style-name="OrgFixedWidthBlock"> <text:s text:c="1"/>axiom k_color_bound : n_nodes &lt;= k_color</text:p>
      <text:p text:style-name="OrgFixedWidthBlock"/>
      <text:p text:style-name="OrgFixedWidthBlock"> <text:s text:c="1"/>type node = int</text:p>
      <text:p text:style-name="OrgFixedWidthBlockLastLine">}</text:p>
      <text:h text:style-name="Heading_20_2" text:outline-level="2" text:is-list-header="false">
<text:bookmark-start text:name="OrgXref.org78537e0"/>
<text:bookmark text:name="org78537e0"/>Explication détaillée
<text:bookmark-end text:name="OrgXref.org78537e0"/></text:h>
      <text:h text:style-name="Heading_20_2" text:outline-level="2" text:is-list-header="false">
<text:bookmark-start text:name="OrgXref.org1c54f6b"/>
<text:bookmark text:name="org1c54f6b"/>Problèmes rencontrés et solutions
<text:bookmark-end text:name="OrgXref.org1c54f6b"/></text:h>
      <text:h text:style-name="Heading_20_1" text:outline-level="1" text:is-list-header="false">
<text:bookmark-start text:name="OrgXref.orgb7080f9"/>
<text:bookmark text:name="orgb7080f9"/>Autres différents essais et faisabilité
<text:bookmark-end text:name="OrgXref.orgb7080f9"/></text:h>
      <text:list text:style-name="OrgBulletedList" text:continue-numbering="false">
        <text:list-item>
          <text:p text:style-name="Text_20_body">Pour tout état initial
</text:p>
        </text:list-item>
        <text:list-item>
          <text:p text:style-name="Text_20_body">Pour toute topologie
</text:p>
        </text:list-item>
        <text:list-item>
          <text:p text:style-name="Text_20_body">Noeuds peuvent accéder uniquement à leurs voisins
</text:p>
        </text:list-item>
        <text:list-item>
          <text:p text:style-name="Text_20_body">Autres démons
</text:p>
          <text:list text:style-name="OrgBulletedList" text:continue-numbering="true">
            <text:list-item>
              <text:p text:style-name="Text_20_body">Démon 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ilian Derain</dc:creator>
    <meta:initial-creator>Lilian Derain</meta:initial-creator>
    <dc:date>2024-07-02T15:20:43</dc:date>
    <meta:creation-date>2024-07-02T15:20:43</meta:creation-date>
    <meta:generator>Emacs 27.1 (Org mode 9.3)</meta:generator>
    <meta:keyword/>
    <dc:subject/>
    <dc:title>Rapport de stage</dc:title>
  </office:meta>
</office:document-meta>
</file>